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011c933"/>
    </style:style>
    <style:style style:name="P2" style:family="paragraph" style:parent-style-name="Standard">
      <style:paragraph-properties fo:text-align="center" style:justify-single-word="false"/>
      <style:text-properties fo:font-size="20pt" officeooo:rsid="0011c933" officeooo:paragraph-rsid="0011c933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0.5pt" officeooo:rsid="0011c933" officeooo:paragraph-rsid="0011c933" style:font-size-asian="9.14999961853027pt" style:font-size-complex="10.5pt"/>
    </style:style>
    <style:style style:name="P4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0.5pt" fo:letter-spacing="normal" fo:font-style="normal" fo:font-weight="normal" officeooo:rsid="0011c933" officeooo:paragraph-rsid="0011c933"/>
    </style:style>
    <style:style style:name="P5" style:family="paragraph" style:parent-style-name="Text_20_body">
      <style:paragraph-properties fo:margin-left="0in" fo:margin-right="0in" fo:margin-top="0in" fo:margin-bottom="0in" style:line-height-at-least="0.2709in" fo:text-align="start" style:justify-single-word="false" fo:orphans="2" fo:widows="2" fo:text-indent="0in" style:auto-text-indent="false" fo:padding="0in" fo:border="none"/>
      <style:text-properties officeooo:paragraph-rsid="0011c933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officeooo:rsid="0011c933"/>
    </style:style>
    <style:style style:name="T3" style:family="text">
      <style:text-properties style:font-name="Arial" fo:font-size="10.5pt" fo:font-style="normal" fo:font-weight="normal" officeooo:rsid="0011fe1b"/>
    </style:style>
    <style:style style:name="T4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5" style:family="text">
      <style:text-properties style:font-name="Arial" fo:font-size="10.5pt" fo:font-style="normal" fo:font-weight="normal" officeooo:rsid="0011fe1b" style:font-name-asian="Arial" style:font-size-asian="10.5pt" style:font-style-asian="normal" style:font-weight-asian="normal"/>
    </style:style>
    <style:style style:name="T6" style:family="text">
      <style:text-properties style:font-name-asian="Arial" style:font-size-asian="10.5pt" style:font-style-asian="normal" style:font-weight-asian="normal"/>
    </style:style>
    <style:style style:name="T7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 style:font-size-asian="10.5pt"/>
    </style:style>
    <style:style style:name="T9" style:family="text">
      <style:text-properties fo:font-variant="normal" fo:text-transform="none" fo:color="#000000" style:font-name="Arial" fo:font-size="10.5pt" fo:letter-spacing="normal" fo:font-style="normal" fo:font-weight="normal" officeooo:rsid="0011fe1b"/>
    </style:style>
    <style:style style:name="T10" style:family="text">
      <style:text-properties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安装libvirt</text:p>
      <text:p text:style-name="P5"><text:line-break/><text:span text:style-name="T8">1.下载libvirt-0.9.9-tar.gz,解压该文件：tar zxvf libvirt-0.9.9.tar.gz.解压完成后进入到文件夹<text:line-break/>libvirt-0.9.9开始安装</text:span></text:p>
      <text:p text:style-name="P5"><text:span text:style-name="T9">2.</text:span><text:span text:style-name="T7">在./configure的时候会提示</text:span><text:span text:style-name="T1">缺少libxml</text:span><text:span text:style-name="T2">2，guntls，device-mapper-devel等</text:span></text:p>
      <text:p text:style-name="P4">依次使用apt-get install ：</text:p>
      <text:p text:style-name="P4">libxml2-dev</text:p>
      <text:p text:style-name="P1"><text:span text:style-name="T2">gnutls-dev</text:span><text:span text:style-name="T1"><text:line-break/>device-mapper-dev<text:line-break/>等直到configure没有错误为止</text:span><text:span text:style-name="T3">。</text:span><text:span text:style-name="T1"><text:line-break/></text:span><text:span text:style-name="T3">3.</text:span><text:span text:style-name="T1"> make<text:line-break/></text:span><text:span text:style-name="T3">4.</text:span><text:span text:style-name="T1">sudo make install<text:line-break/>如果没有错误就</text:span><text:span text:style-name="T6">已经安装好了</text:span><text:span text:style-name="T1">libvirt<text:line-break/></text:span><text:span text:style-name="T3">可用virsh命令试探是否安装成功。</text:span><text:span text:style-name="T1"><text:line-break/></text:span><text:span text:style-name="T6">编辑好</text:span><text:span text:style-name="T4">c</text:span><text:span text:style-name="T5">代</text:span><text:span text:style-name="T6">码（例如main</text:span><text:span text:style-name="T1">.c)</text:span><text:span text:style-name="T6">后，在命令行下编译 </text:span><text:span text:style-name="T1">gcc main</text:span><text:span text:style-name="T3">.</text:span><text:span text:style-name="T1">c -lvirt -o m</text:span><text:span text:style-name="T3">ain</text:span><text:span text:style-name="T1"><text:line-break/></text:span><text:span text:style-name="T6">然后运行</text:span><text:span text:style-name="T1">./m</text:span><text:span text:style-name="T3">ain</text:span><text:span text:style-name="T6">即可。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2-02-26T15:47:18</meta:creation-date>
    <dc:date>2012-02-26T16:10:02</dc:date>
    <dc:creator>Administrator </dc:creator>
    <meta:editing-duration>PT00H03M2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90" meta:character-count="377"/>
  </office:meta>
</office:document-meta>
</file>